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BB Dungeon Crawler</text:p>
      <text:p text:style-name="P1">Design Document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9:00:04.528067224</meta:creation-date>
    <dc:date>2024-03-20T19:01:22.087559973</dc:date>
    <meta:editing-duration>PT1M20S</meta:editing-duration>
    <meta:editing-cycles>1</meta:editing-cycles>
    <meta:document-statistic meta:table-count="0" meta:image-count="0" meta:object-count="0" meta:page-count="1" meta:paragraph-count="2" meta:word-count="5" meta:character-count="34" meta:non-whitespace-character-count="31"/>
    <meta:generator>LibreOffice/24.2.1.2$Linux_X86_64 LibreOffice_project/db4def46b0453cc22e2d0305797cf981b68ef5ac</meta:generator>
  </office:meta>
</office:document-meta>
</file>